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2bc8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3114f5" officeooo:paragraph-rsid="00092bc8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4004ed" officeooo:paragraph-rsid="00092bc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49559e" officeooo:paragraph-rsid="00092bc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92bc8"/>
    </style:style>
    <style:style style:name="P6" style:family="paragraph" style:parent-style-name="Standard" style:list-style-name="L12">
      <style:paragraph-properties fo:text-align="start" style:justify-single-word="false"/>
      <style:text-properties officeooo:paragraph-rsid="00092bc8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49c68e" officeooo:paragraph-rsid="00092bc8" style:font-weight-asian="normal" style:font-weight-complex="normal"/>
    </style:style>
    <style:style style:name="P8" style:family="paragraph" style:parent-style-name="Standard" style:list-style-name="L15">
      <style:paragraph-properties fo:text-align="start" style:justify-single-word="false"/>
      <style:text-properties fo:font-size="12pt" fo:font-weight="normal" officeooo:rsid="0049c68e" officeooo:paragraph-rsid="00092bc8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32149f" officeooo:paragraph-rsid="00092bc8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326b18" officeooo:paragraph-rsid="00092bc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6b18" officeooo:paragraph-rsid="00092bc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61e9a" officeooo:paragraph-rsid="00092bc8" style:font-style-asian="normal" style:font-weight-asian="normal" style:font-style-complex="normal" style:font-weight-complex="normal"/>
    </style:style>
    <style:style style:name="P13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none" fo:font-weight="normal" officeooo:rsid="00381f18" officeooo:paragraph-rsid="00092bc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1f18" officeooo:paragraph-rsid="00092bc8" style:font-style-asian="normal" style:font-weight-asian="normal" style:font-style-complex="normal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none" fo:font-weight="normal" officeooo:rsid="0038e1bc" officeooo:paragraph-rsid="00092bc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dbeb4" officeooo:paragraph-rsid="00092bc8" style:font-style-asian="normal" style:font-weight-asian="normal" style:font-style-complex="normal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normal" officeooo:rsid="003ee6d2" officeooo:paragraph-rsid="00092bc8" style:font-style-asian="normal" style:font-weight-asian="normal" style:font-style-complex="normal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font-size="12pt" fo:font-style="normal" style:text-underline-style="none" fo:font-weight="normal" officeooo:rsid="00412d75" officeooo:paragraph-rsid="00092bc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12d75" officeooo:paragraph-rsid="00092bc8" style:font-style-asian="normal" style:font-weight-asian="normal" style:font-style-complex="normal" style:font-weight-complex="normal"/>
    </style:style>
    <style:style style:name="P20" style:family="paragraph" style:parent-style-name="Standard" style:list-style-name="L15">
      <style:paragraph-properties fo:text-align="start" style:justify-single-word="false"/>
      <style:text-properties fo:font-size="12pt" fo:font-weight="bold" officeooo:rsid="0049c68e" officeooo:paragraph-rsid="00092bc8" style:font-weight-asian="bold" style:font-weight-complex="bold"/>
    </style:style>
    <style:style style:name="P21" style:family="paragraph" style:parent-style-name="Standard" style:list-style-name="L12">
      <style:paragraph-properties fo:text-align="start" style:justify-single-word="false"/>
      <style:text-properties officeooo:rsid="00414905" officeooo:paragraph-rsid="00092bc8"/>
    </style:style>
    <style:style style:name="P22" style:family="paragraph" style:parent-style-name="Standard">
      <style:paragraph-properties fo:text-align="start" style:justify-single-word="false"/>
      <style:text-properties officeooo:rsid="00414905" officeooo:paragraph-rsid="00092bc8"/>
    </style:style>
    <style:style style:name="P23" style:family="paragraph" style:parent-style-name="Standard" style:list-style-name="L13">
      <style:paragraph-properties fo:text-align="start" style:justify-single-word="false"/>
      <style:text-properties officeooo:rsid="0043158e" officeooo:paragraph-rsid="00092bc8"/>
    </style:style>
    <style:style style:name="P24" style:family="paragraph" style:parent-style-name="Standard">
      <style:paragraph-properties fo:text-align="start" style:justify-single-word="false"/>
      <style:text-properties officeooo:rsid="0043158e" officeooo:paragraph-rsid="00092bc8"/>
    </style:style>
    <style:style style:name="P25" style:family="paragraph" style:parent-style-name="Standard" style:list-style-name="L14">
      <style:paragraph-properties fo:text-align="start" style:justify-single-word="false"/>
      <style:text-properties officeooo:rsid="0044d084" officeooo:paragraph-rsid="00092bc8"/>
    </style:style>
    <style:style style:name="P26" style:family="paragraph" style:parent-style-name="Standard" style:list-style-name="L14">
      <style:paragraph-properties fo:text-align="start" style:justify-single-word="false"/>
      <style:text-properties fo:font-weight="bold" officeooo:rsid="00482968" officeooo:paragraph-rsid="00092bc8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482968" officeooo:paragraph-rsid="00092bc8" style:font-weight-asian="bold" style:font-weight-complex="bold"/>
    </style:style>
    <style:style style:name="T1" style:family="text">
      <style:text-properties officeooo:rsid="00092bc8"/>
    </style:style>
    <style:style style:name="T2" style:family="text">
      <style:text-properties fo:font-size="16pt" officeooo:rsid="00092bc8"/>
    </style:style>
    <style:style style:name="T3" style:family="text">
      <style:text-properties fo:font-size="16pt" fo:font-style="normal" style:text-underline-style="none" officeooo:rsid="00092bc8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34202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bd2c4"/>
    </style:style>
    <style:style style:name="T10" style:family="text">
      <style:text-properties officeooo:rsid="0038e1b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4004ed"/>
    </style:style>
    <style:style style:name="T13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414905" style:font-style-asian="normal" style:font-weight-asian="normal" style:font-style-complex="normal" style:font-weight-complex="normal"/>
    </style:style>
    <style:style style:name="T15" style:family="text"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ize="12pt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eb Refresher - HTTP - Request and Response Message Formats</text:span></text:p>
      <text:p text:style-name="P5"><text:span text:style-name="T2"/></text:p>
      <text:p text:style-name="P2">Request and Response Message Formats</text:p>
      <text:list xml:id="list3231180905" text:style-name="L2">
        <text:list-item>
          <text:p text:style-name="P9">The HTTP specification states that a request or response message has the following generic structure:</text:p>
          <text:list>
            <text:list-header>
              <text:p text:style-name="P9">message = &lt;start-line&gt;</text:p>
              <text:list>
                <text:list-header>
                  <text:p text:style-name="P9">*(&lt;message-header&gt;)</text:p>
                  <text:p text:style-name="P9">CRLF</text:p>
                  <text:p text:style-name="P9">[&lt;message-body&gt;]</text:p>
                </text:list-header>
              </text:list>
            </text:list-header>
          </text:list>
        </text:list-item>
      </text:list>
      <text:p text:style-name="P11"><text:tab/><text:tab/>&lt;start-line&gt; = Request-Line | Status-Line</text:p>
      <text:p text:style-name="P11"><text:tab/><text:tab/>&lt;message-header&gt; = Field-Name ':' Field-Value</text:p>
      <text:list xml:id="list175710474069041" text:continue-numbering="true" text:style-name="L2">
        <text:list-item>
          <text:p text:style-name="P10">It is mandatory to place a new line between the message headers and body. The message can contain one or more headers, of which are classified into:<text:span text:style-name="T7"> </text:span></text:p>
          <text:list>
            <text:list-item>
              <text:p text:style-name="P10">general headers</text:p>
            </text:list-item>
            <text:list-item>
              <text:p text:style-name="P10">request specific headers</text:p>
            </text:list-item>
            <text:list-item>
              <text:p text:style-name="P10">response specific headers</text:p>
            </text:list-item>
            <text:list-item>
              <text:p text:style-name="P10">entity headers</text:p>
            </text:list-item>
          </text:list>
        </text:list-item>
      </text:list>
      <text:p text:style-name="P11"/>
      <text:p text:style-name="P12"><text:tab/><text:span text:style-name="T8">General Headers</text:span></text:p>
      <text:list xml:id="list1618264388" text:style-name="L9">
        <text:list-item>
          <text:p text:style-name="P13">There are a few headers (general headers) that are shared by both request and response messages:</text:p>
          <text:list>
            <text:list-item>
              <text:p text:style-name="P13">Cache-Control<text:span text:style-name="T9"> : </text:span></text:p>
            </text:list-item>
            <text:list-item>
              <text:p text:style-name="P13">Connection<text:span text:style-name="T9"> : </text:span></text:p>
            </text:list-item>
            <text:list-item>
              <text:p text:style-name="P13">Date<text:span text:style-name="T10"> : header is used to timestamp the request/response message</text:span></text:p>
            </text:list-item>
            <text:list-item>
              <text:p text:style-name="P13">Pragma<text:span text:style-name="T10"> : header is considered a custom header and may be used to include implementation-specific headers.</text:span></text:p>
              <text:list>
                <text:list-item>
                  <text:p text:style-name="P15">The most commonly used pragma-directive is <text:span text:style-name="T11">no-cache</text:span>, which is HTTP/1.1 Cache-Control.</text:p>
                </text:list-item>
              </text:list>
            </text:list-item>
            <text:list-item>
              <text:p text:style-name="P13">Trailer<text:span text:style-name="T9"> : </text:span></text:p>
            </text:list-item>
            <text:list-item>
              <text:p text:style-name="P13">Transfer-Encoding<text:span text:style-name="T10"> : header is used to break the response into smaller parts with the selected value. This is a new header in HTTP/1.1 and allows for streaming of response to a client instead of one big payload.</text:span></text:p>
            </text:list-item>
            <text:list-item>
              <text:p text:style-name="P13">Upgrade<text:span text:style-name="T10"> : header is used to switch protocols and allow a smooth transition to a newer protocol.</text:span></text:p>
            </text:list-item>
            <text:list-item>
              <text:p text:style-name="P13">Via<text:span text:style-name="T10"> : header is used in a TRACE message and updated by all intermittent proxies and gateways.</text:span></text:p>
            </text:list-item>
            <text:list-item>
              <text:p text:style-name="P13">Warning<text:span text:style-name="T10"> : </text:span></text:p>
            </text:list-item>
          </text:list>
        </text:list-item>
      </text:list>
      <text:p text:style-name="P16"><text:tab/></text:p>
      <text:p text:style-name="P16"><text:tab/><text:span text:style-name="T8">Entity Headers</text:span></text:p>
      <text:list xml:id="list3400327238" text:style-name="L10">
        <text:list-item>
          <text:p text:style-name="P17">Entity headers provide meta-information about the content (Message body or Entity)</text:p>
        </text:list-item>
        <text:list-item>
          <text:p text:style-name="P17">The entity headers include:</text:p>
          <text:list>
            <text:list-item>
              <text:p text:style-name="P17">Allow</text:p>
            </text:list-item>
            <text:list-item>
              <text:p text:style-name="P17">Content-Encoding</text:p>
            </text:list-item>
            <text:list-item>
              <text:p text:style-name="P17">Content-Language</text:p>
            </text:list-item>
            <text:list-item>
              <text:p text:style-name="P17">Content-Length</text:p>
            </text:list-item>
            <text:list-item>
              <text:p text:style-name="P17">Content-Location</text:p>
            </text:list-item>
            <text:list-item>
              <text:p text:style-name="P17">Content-MD5</text:p>
            </text:list-item>
            <text:list-item>
              <text:p text:style-name="P17">Content-Range</text:p>
            </text:list-item>
            <text:list-item>
              <text:p text:style-name="P17">Content-Type</text:p>
            </text:list-item>
            <text:list-item>
              <text:p text:style-name="P17">Expires : <text:span text:style-name="T12">header indicates a timestamp of when the entity expires.</text:span></text:p>
            </text:list-item>
            <text:list-item>
              <text:p text:style-name="P17">Last-Modified<text:span text:style-name="T12"> : header indicates the last modification timestamp for the entity.</text:span></text:p>
              <text:p text:style-name="P17"/>
            </text:list-item>
          </text:list>
        </text:list-item>
        <text:list-item>
          <text:p text:style-name="P17">All of the Content- prefixed headers provide information about the structure, encoding, and size of the message body. Some of these headers are required if the entity is part of the message.</text:p>
        </text:list-item>
      </text:list>
      <text:p text:style-name="P14"/>
      <text:p text:style-name="P3">Request Format</text:p>
      <text:list xml:id="list4240552239" text:style-name="L11">
        <text:list-item>
          <text:p text:style-name="P18"><text:soft-page-break/>The request message has the same generic structure as above, except for the request line.</text:p>
          <text:list>
            <text:list-header>
              <text:p text:style-name="P18">Request-Line = Method SP URI SP HTTP-Version CRLF</text:p>
              <text:p text:style-name="P18">Method = "OPTIONS"</text:p>
            </text:list-header>
          </text:list>
        </text:list-item>
      </text:list>
      <text:p text:style-name="P19"><text:tab/><text:tab/>| "HEAD"</text:p>
      <text:p text:style-name="P19"><text:tab/><text:tab/>| "GET"</text:p>
      <text:p text:style-name="P19"><text:tab/><text:tab/>| "POST"</text:p>
      <text:p text:style-name="P19"><text:tab/><text:tab/>| "PUT"</text:p>
      <text:p text:style-name="P19"><text:tab/><text:tab/>| "DELETE"</text:p>
      <text:p text:style-name="P19"><text:tab/><text:tab/>| "TRACE"</text:p>
      <text:list xml:id="list2687657697" text:style-name="L12">
        <text:list-item>
          <text:p text:style-name="P6"><text:span text:style-name="T14">SP is the space separator between the tokens.</text:span></text:p>
        </text:list-item>
        <text:list-item>
          <text:p text:style-name="P21"><text:span text:style-name="T13">HTTP-Version is specified as "HTTP/1.1" and then followed by a new line.</text:span></text:p>
        </text:list-item>
      </text:list>
      <text:p text:style-name="P22"><text:span text:style-name="T13"/></text:p>
      <text:list xml:id="list27826504" text:style-name="L13">
        <text:list-item>
          <text:p text:style-name="P23"><text:span text:style-name="T13">A typical request message might look like:</text:span></text:p>
          <text:list>
            <text:list-header>
              <text:p text:style-name="P23"><text:span text:style-name="T13">GET /articles/http-basics HTTP/1.1</text:span></text:p>
              <text:p text:style-name="P23"><text:span text:style-name="T13">Host: www.articles.com</text:span></text:p>
              <text:p text:style-name="P23"><text:span text:style-name="T13">Connection: keep-alive</text:span></text:p>
              <text:p text:style-name="P23"><text:span text:style-name="T13">Cache-Control: no-cache</text:span></text:p>
              <text:p text:style-name="P23"><text:span text:style-name="T13">Pragma: no-cache</text:span></text:p>
              <text:p text:style-name="P23"><text:span text:style-name="T13">Accept: text/html, application/xhtml+xml, application/...</text:span></text:p>
              <text:p text:style-name="P23"><text:span text:style-name="T13"/></text:p>
            </text:list-header>
            <text:list-item>
              <text:p text:style-name="P23"><text:span text:style-name="T13">The request line is followed by many request headers.</text:span></text:p>
              <text:list>
                <text:list-item>
                  <text:p text:style-name="P23"><text:span text:style-name="T13">The Host header is mandatory for HTML/1.1</text:span></text:p>
                </text:list-item>
                <text:list-item>
                  <text:p text:style-name="P23"><text:span text:style-name="T13">GET requests do not have a message body, but POST requests can contain the post data in the body</text:span></text:p>
                </text:list-item>
              </text:list>
            </text:list-item>
            <text:list-item>
              <text:p text:style-name="P23"><text:span text:style-name="T13">The request headers act as modifiers of the request message.</text:span></text:p>
              <text:p text:style-name="P23"><text:span text:style-name="T13"/></text:p>
            </text:list-item>
          </text:list>
        </text:list-item>
        <text:list-item>
          <text:p text:style-name="P23"><text:span text:style-name="T13">The list of request-headers include:</text:span></text:p>
        </text:list-item>
      </text:list>
      <text:p text:style-name="P24"><text:span text:style-name="T13"><text:tab/><text:tab/>request-header = Accept</text:span></text:p>
      <text:p text:style-name="P24"><text:span text:style-name="T13"><text:tab/><text:tab/><text:tab/>| Accept-Charset</text:span></text:p>
      <text:p text:style-name="P24"><text:span text:style-name="T13"><text:tab/><text:tab/><text:tab/>| Accept-Encoding</text:span></text:p>
      <text:p text:style-name="P24"><text:span text:style-name="T13"><text:tab/><text:tab/><text:tab/>| Accept-Language</text:span></text:p>
      <text:p text:style-name="P24"><text:span text:style-name="T13"><text:tab/><text:tab/><text:tab/>| Authorization</text:span></text:p>
      <text:p text:style-name="P24"><text:span text:style-name="T13"><text:tab/><text:tab/><text:tab/>| Expect</text:span></text:p>
      <text:p text:style-name="P24"><text:span text:style-name="T13"><text:tab/><text:tab/><text:tab/>| From</text:span></text:p>
      <text:p text:style-name="P24"><text:span text:style-name="T13"><text:tab/><text:tab/><text:tab/>| Host</text:span></text:p>
      <text:p text:style-name="P24"><text:span text:style-name="T13"><text:tab/><text:tab/><text:tab/>| If-Match</text:span></text:p>
      <text:p text:style-name="P24"><text:span text:style-name="T13"><text:tab/><text:tab/><text:tab/>| If-Modified-Since</text:span></text:p>
      <text:p text:style-name="P24"><text:span text:style-name="T13"><text:tab/><text:tab/><text:tab/>| If-None-Match</text:span></text:p>
      <text:p text:style-name="P24"><text:span text:style-name="T13"><text:tab/><text:tab/><text:tab/>| If-Range</text:span></text:p>
      <text:p text:style-name="P24"><text:span text:style-name="T13"><text:tab/><text:tab/><text:tab/>| If-Unmodified-Since</text:span></text:p>
      <text:p text:style-name="P24"><text:span text:style-name="T13"><text:tab/><text:tab/><text:tab/>| Max-Forwards</text:span></text:p>
      <text:p text:style-name="P24"><text:span text:style-name="T13"><text:tab/><text:tab/><text:tab/>| Proxy-Authorization</text:span></text:p>
      <text:p text:style-name="P24"><text:span text:style-name="T13"><text:tab/><text:tab/><text:tab/>| Range</text:span></text:p>
      <text:p text:style-name="P24"><text:span text:style-name="T13"><text:tab/><text:tab/><text:tab/>| Referer</text:span></text:p>
      <text:p text:style-name="P24"><text:span text:style-name="T13"><text:tab/><text:tab/><text:tab/>| TE</text:span></text:p>
      <text:p text:style-name="P24"><text:span text:style-name="T13"><text:tab/><text:tab/><text:tab/>| User-Agent</text:span></text:p>
      <text:p text:style-name="P24"><text:span text:style-name="T13"/></text:p>
      <text:list xml:id="list2960069797" text:style-name="L14">
        <text:list-item>
          <text:p text:style-name="P25"><text:span text:style-name="T13">The </text:span><text:span text:style-name="T15">accept</text:span><text:span text:style-name="T13"> prefixed headers indicate the acceptable media-types, languages, and character sets on the client.</text:span></text:p>
        </text:list-item>
        <text:list-item>
          <text:p text:style-name="P26"><text:span text:style-name="T16">From, Host, Referer</text:span><text:span text:style-name="T13"> and </text:span><text:span text:style-name="T16">User-Agent</text:span><text:span text:style-name="T13"> identify details about the client that initiated the request.</text:span></text:p>
        </text:list-item>
        <text:list-item>
          <text:p text:style-name="P26"><text:span text:style-name="T13">The </text:span><text:span text:style-name="T16">If-</text:span><text:span text:style-name="T13"> prefixed headers are used to make a request more conditional, and the server returns the resource only if the condition matches. Otherwise, it returns a </text:span><text:span text:style-name="T16">304</text:span><text:span text:style-name="T13"> Not Modified.</text:span></text:p>
          <text:list>
            <text:list-item>
              <text:p text:style-name="P26"><text:span text:style-name="T13">These conditions can be based on a timestamp or an ETag.</text:span></text:p>
            </text:list-item>
          </text:list>
        </text:list-item>
      </text:list>
      <text:p text:style-name="P27"><text:span text:style-name="T13"/></text:p>
      <text:p text:style-name="P4"><text:span text:style-name="T4">Response Format</text:span></text:p>
      <text:list xml:id="list19111772" text:style-name="L15">
        <text:list-item>
          <text:p text:style-name="P8"><text:span text:style-name="T4">The response format is similar to the request message, except for the status line and headers.</text:span></text:p>
          <text:list>
            <text:list-header>
              <text:p text:style-name="P8"><text:span text:style-name="T4">Status-Line = HTTP-VErsion SP Status-Code SP Reason-l</text:span></text:p>
            </text:list-header>
            <text:list-item>
              <text:p text:style-name="P8"><text:span text:style-name="T4">HTTP-Version is sent as HTTP/1.1</text:span></text:p>
            </text:list-item>
            <text:list-item>
              <text:p text:style-name="P8"><text:soft-page-break/><text:span text:style-name="T4">The Status-Code is one of many statuses</text:span></text:p>
            </text:list-item>
            <text:list-item>
              <text:p text:style-name="P8"><text:span text:style-name="T4">The Reason-Phrase is a human-readable version of the status code.</text:span></text:p>
            </text:list-item>
          </text:list>
        </text:list-item>
      </text:list>
      <text:p text:style-name="P7"><text:span text:style-name="T4"/></text:p>
      <text:list xml:id="list175710603823926" text:continue-numbering="true" text:style-name="L15">
        <text:list-item>
          <text:p text:style-name="P8"><text:span text:style-name="T4">A typical status line for a successful response might look like:</text:span></text:p>
          <text:list>
            <text:list-header>
              <text:p text:style-name="P8"><text:span text:style-name="T4">HTTP/1.1 200 OK</text:span></text:p>
            </text:list-header>
          </text:list>
        </text:list-item>
      </text:list>
      <text:p text:style-name="P7"><text:span text:style-name="T4"/></text:p>
      <text:list xml:id="list175711297451266" text:continue-numbering="true" text:style-name="L15">
        <text:list-item>
          <text:p text:style-name="P8"><text:span text:style-name="T4">The response headers include:</text:span></text:p>
          <text:list>
            <text:list-header>
              <text:p text:style-name="P8"><text:span text:style-name="T4">response-header = Accept-Ranges</text:span></text:p>
              <text:list>
                <text:list-item>
                  <text:list>
                    <text:list-header>
                      <text:p text:style-name="P8"><text:span text:style-name="T4">| Age</text:span></text:p>
                      <text:p text:style-name="P8"><text:span text:style-name="T4">| Etag</text:span></text:p>
                      <text:p text:style-name="P8"><text:span text:style-name="T4">| Location</text:span></text:p>
                      <text:p text:style-name="P8"><text:span text:style-name="T4">| Proxy-Authenticate</text:span></text:p>
                      <text:p text:style-name="P8"><text:span text:style-name="T4">| Retry-After</text:span></text:p>
                      <text:p text:style-name="P8"><text:span text:style-name="T4">| Server</text:span></text:p>
                      <text:p text:style-name="P8"><text:span text:style-name="T4">| Vary</text:span></text:p>
                      <text:p text:style-name="P8"><text:span text:style-name="T4">| WWW-Authenticate</text:span></text:p>
                    </text:list-header>
                  </text:list>
                </text:list-item>
                <text:list-item>
                  <text:p text:style-name="P8"><text:span text:style-name="T5">Age</text:span><text:span text:style-name="T4"> is the time in seconds since the message was generated on the server.</text:span></text:p>
                </text:list-item>
                <text:list-item>
                  <text:p text:style-name="P20"><text:span text:style-name="T4">Etag</text:span><text:span text:style-name="T6"> is the MD5 hash of the entity and used to check for modifications.</text:span></text:p>
                </text:list-item>
                <text:list-item>
                  <text:p text:style-name="P20"><text:span text:style-name="T4">Location</text:span><text:span text:style-name="T6"> is used when sending a redirection and contains the new URL</text:span></text:p>
                </text:list-item>
                <text:list-item>
                  <text:p text:style-name="P20"><text:span text:style-name="T4">Server</text:span><text:span text:style-name="T6"> identifies the server generating the message.</text:span></text:p>
                  <text:list>
                    <text:list-header>
                      <text:p text:style-name="P8"><text:span text:style-name="T3"/></text:p>
                    </text:list-header>
                  </text:list>
                </text:list-item>
              </text:list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7:55:20.242264569</meta:creation-date>
    <dc:date>2021-12-05T17:57:08.795318140</dc:date>
    <meta:editing-duration>PT1M4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114" meta:word-count="748" meta:character-count="4412" meta:non-whitespace-character-count="3773"/>
  </office:meta>
</office:document-meta>
</file>